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# Título</text:p>
      <text:p text:style-name="Standard">### Subtítulo</text:p>
      <text:p text:style-name="Standard"/>
      <text:p text:style-name="Standard">- Elemento 1</text:p>
      <text:p text:style-name="Standard">- Elemento 2 </text:p>
      <text:p text:style-name="Standard">- Elemento 3</text:p>
      <text:p text:style-name="Standard"/>
      <text:p text:style-name="Standard">1. venga</text:p>
      <text:p text:style-name="Standard">2. andrea</text:p>
      <text:p text:style-name="Standard">3. dale</text:p>
      <text:p text:style-name="Standard"/>
      <text:p text:style-name="Standard">negrita: **esto se aprueba** cursiva: *quedan 5 días*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9" meta:word-count="27" meta:character-count="136" meta:non-whitespace-character-count="117"/>
    <meta:generator>LibreOfficeDev/6.0.5.2$Linux_X86_64 LibreOffice_project/</meta:generator>
  </office:meta>
</office:document-meta>
</file>